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Pro-Regular" svg:font-family="MinionPro-Regular"/>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5b_Allmänt_20_styckeformat_5d_">
      <style:paragraph-properties fo:margin-left="0.499cm" fo:margin-right="0.499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Arial1" fo:font-size="12pt" fo:letter-spacing="normal" fo:language="sv" fo:country="SE"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scale="100%"/>
    </style:style>
    <style:style style:name="T1" style:family="text">
      <style:text-properties fo:font-variant="normal" fo:text-transform="none" fo:color="#212529" style:font-name="Times New Roman"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j, mitt namn är Stanislav Hallberg och jag är en programmerare. Jag har varit med i ett gruppprojekt där vi byggt och släppt spelet ”Gustav Vasa: Adventures in the Dales” på Steam. Jag har <text:s/>studerat spelutveckling och webbutveckling och är väldigt bekväm med programmerings-språken C#, HTML, CSS, Java och JavaScript. Jag är också erfaren med agila systemutvecklingsmetoder som t.ex. Scrum och versionshanteringsprogram som Git och SVN. Utöver mina programmeringskunskaper kan jag Photoshop, Illustrator och jag nu studerar 3d-modellering i Blender. Jag är en Södermalmsbo och de sista fem åren har jag arbetat i servisnäringen på Gröna Lund vilket jag trivts <text:s/>mycket bra med. Mina fritidsintressen är att spela spel, titta på analys av spel, läsa fantasy och LitRPG.</text:p>
      <text:p text:style-name="Standard"/>
      <text:p text:style-name="Standard"/>
      <text:p text:style-name="Standard"/>
      <text:p text:style-name="Standard"/>
      <text:p text:style-name="Standard"/>
      <text:p text:style-name="Standard"/>
      <text:p text:style-name="Standard"/>
      <text:p text:style-name="Standard">Ett tredjepersons-äventyrs-spel där man spelar som Gustav Vasa som åker skidor och flyr från jagande danskar med armborst. Detta spel har jag och tre andra personer utvecklat tillsammans, där jag var huvud-programmeraren. Vi byggde spelet i Unity3D och jag är speciellt stolt över skidåknings-systemet där jag lyckades skapa känslan av att åka skidor med kod. Även stolt över fiendernas AI där jag bland annat kodade ett pathfinding-skript som tog hänsyn till den kuperade terrängen. Jag byggde även hemsidan till spelet. Spelet släpptes på Steam den 1:a juni 2021. </text:p>
      <text:p text:style-name="Standard"/>
      <text:p text:style-name="Standard"/>
      <text:p text:style-name="Standard"/>
      <text:p text:style-name="Standard">Jag är väldigt bekväm och erfaren med objektorienterad programmering och programmerings-språket C#. <text:s/>Jag kan även programmerings-språken <text:s/>HTML, CSS, Java och JavaScript.</text:p>
      <text:p text:style-name="Standard"/>
      <text:p text:style-name="Standard">Jag är erfaren med att använda Unity3D editorn och att skriva skript till den.</text:p>
      <text:p text:style-name="Standard"/>
      <text:p text:style-name="Standard">Jag är erfaren med versionshanterings-programmen Git och SVN erfarenhet</text:p>
      <text:p text:style-name="Standard"/>
      <text:p text:style-name="Standard">Jag kan webbutveckling och kan bygga webbsidor.</text:p>
      <text:p text:style-name="Standard"/>
      <text:p text:style-name="Standard">Speciellt </text:p>
      <text:p text:style-name="Standard"/>
      <text:p text:style-name="Standard">Hej jag är intresserad att jobbas hos er. Mitt namn är Stanislav Hallberg och jag har fem års erfarenhet i servisnäringen på Gröna Lund där jag jabbade som k<text:span text:style-name="T1">ioskbiträde, barista och rastavlösare</text:span>. jag har baristautbildning och bra kassa vana. Jag trivs med att jobba med människor och har erfarenhet att olika situationer i arbetsprocessen. Utöver mina arbetslivs i servisnäringen är jag en programmerare och spelutvecklare som har jag varit med att utveckla och släpa spelet ”Gustav Vasa: Adventures in the Dales” på den digitala plattformen Steam. </text:p>
      <text:p text:style-name="Standard"/>
      <text:p text:style-name="P1">Rastavlösare <text:s/>Spelutveckling </text:p>
      <text:p text:style-name="P1"/>
      <text:p text:style-name="P1">Arbetar som huvud-programmerare i en grupp som utvecklade och släppte <text:tab/><text:tab/><text:tab/><text:tab/>spelet "Gustava Wasa: Adventures in The Dales" på Stea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Pro-Regular" svg:font-family="MinionPro-Regular"/>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_5b_Inget_20_styckeformat_5d_" style:display-name="[Inget stycke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Pro-Regular" fo:font-size="12pt" fo:letter-spacing="normal" fo:language="sv" fo:country="SE"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_5b_Allmänt_20_styckeformat_5d_" style:display-name="[Allmänt styckeformat]" style:family="paragraph" style:parent-style-name="_5b_Inget_20_styckeformat_5d_"/>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26T14:58:10.29</meta:creation-date>
    <dc:date>2021-10-25T17:51:31.43</dc:date>
    <meta:editing-duration>P1DT8H46M37S</meta:editing-duration>
    <meta:editing-cycles>19</meta:editing-cycles>
    <meta:generator>OpenOffice/4.1.10$Win32 OpenOffice.org_project/4110m2$Build-9807</meta:generator>
    <meta:document-statistic meta:table-count="0" meta:image-count="0" meta:object-count="0" meta:page-count="1" meta:paragraph-count="10" meta:word-count="365" meta:character-count="2418"/>
  </office:meta>
</office:document-meta>
</file>